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4145833333333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825625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1-29T00:00:00" table:style-name="ce5">
            <text:p>29.11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14" table:style-name="ce9">
            <text:p>14</text:p>
          </table:table-cell>
          <table:table-cell office:value-type="currency" office:value="14" table:formula="of:=[.A10]*([.D10]+50*[.C10])" table:style-name="ce10">
            <text:p>CHF 1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0" table:style-name="ce9">
            <text:p>10</text:p>
          </table:table-cell>
          <table:table-cell office:value-type="currency" office:value="20" table:formula="of:=[.A11]*([.D11]+50*[.C11])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0" table:style-name="ce9">
            <text:p>10</text:p>
          </table:table-cell>
          <table:table-cell office:value-type="currency" office:value="50" table:formula="of:=[.A12]*([.D12]+25*[.C12])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6" table:style-name="ce9">
            <text:p>6</text:p>
          </table:table-cell>
          <table:table-cell office:value-type="currency" office:value="60" table:formula="of:=[.A13]*[.D13]" table:style-name="ce10">
            <text:p>CHF 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20" table:formula="of:=[.A14]*[.D14]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 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64" table:formula="of:=SUM([.E6:.E18])" table:number-columns-spanned="2" table:number-rows-spanned="1" table:style-name="ce12">
            <text:p>CHF 164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subject>État du contenu de la caisse à instant T</dc:subject>
    <dc:creator>Microsoft Office User</dc:creator>
    <meta:creation-date>2019-04-15T09:02:29Z</meta:creation-date>
    <dc:date>2022-11-29T15:55:26Z</dc:date>
    <meta:editing-cycles>13</meta:editing-cycles>
    <meta:editing-duration>PT18807S</meta:editing-duration>
  </office:meta>
</office:document-meta>
</file>